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/>
        </table:table-row>
        <table:table-row table:style-name="ro1">
          <table:table-cell office:value-type="string" calcext:value-type="string">
            <text:p>9782800149967</text:p>
          </table:table-cell>
          <table:table-cell table:formula="of:=[.$B$1]&amp;[.A2]&amp;&quot;/[0:300]&quot;" office:value-type="string" office:string-value="https://reader.izneo.com/read/9782800149967/[0:300]" calcext:value-type="string">
            <text:p>https://reader.izneo.com/read/9782800149967/[0:300]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reader.izneo.com/read/97828005" xlink:type="simple">https://reader.izneo.com/read/97828005</text:a>[00000:99999]/13</text:p>
          </table:table-cell>
          <table:table-cell/>
        </table:table-row>
        <table:table-row table:style-name="ro1">
          <table:table-cell office:value-type="string" calcext:value-type="string">
            <text:p>9782745968494</text:p>
          </table:table-cell>
          <table:table-cell office:value-type="string" calcext:value-type="string">
            <text:p><text:a xlink:href="https://reader.izneo.com/read/97827459%5B00000:99999" xlink:type="simple">https://reader.izneo.com/read/97827459[00000:99999</text:a>]/13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2:40:44.28630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3T14:14:51.301870200</dc:date>
    <meta:editing-duration>P2DT9H58M21S</meta:editing-duration>
    <meta:editing-cycles>63</meta:editing-cycles>
    <meta:generator>LibreOffice/5.0.3.2$Linux_X86_64 LibreOffice_project/00m0$Build-2</meta:generator>
    <dc:creator>Froum </dc:creator>
    <meta:document-statistic meta:table-count="1" meta:cell-count="7" meta:object-count="0"/>
  </office:meta>
</office:document-meta>
</file>